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ValueProvider.ListValueProvider( String [ ]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stValueProvider.init( String [ ] v , boolean tri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istValueProvider.getValuesfor( IvyTagAttribute att , IvyFile ivy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ValueProvider.ListValueProvider( String commaSeparatedValues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